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style:text-autospace="none"/>
    </style:style>
    <style:style style:name="P5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7" style:family="paragraph" style:parent-style-name="Standard" style:list-style-name="L1">
      <style:paragraph-properties fo:text-align="start" style:justify-single-word="false"/>
    </style:style>
    <style:style style:name="P8" style:family="paragraph" style:parent-style-name="Standard" style:list-style-name="L2">
      <style:paragraph-properties fo:text-align="start" style:justify-single-word="false"/>
    </style:style>
    <style:style style:name="P9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008000" style:font-name="Consolas" fo:font-size="9.5pt" style:font-name-asian="Consolas" style:font-size-asian="9.5pt" style:font-name-complex="Consolas" style:font-size-complex="9.5pt"/>
    </style:style>
    <text:list-style style:name="L1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одготовил студент второго курса группы 17-К-АС1 Вардеванян Артём </text:p>
      <text:p text:style-name="P1">Проверил старший преподаватель кафедры информационных систем и программирования Волик Александр Георгиевич</text:p>
      <text:p text:style-name="P1"/>
      <text:p text:style-name="P1">Отчёт по лабораторной работе №2</text:p>
      <text:p text:style-name="P1"/>
      <text:p text:style-name="P1">Лабораторная работа № 2. Рекурсивные алгоритмы</text:p>
      <text:p text:style-name="P3"><text:tab/>Цель работы<text:line-break/>Изучить принципы работы рекурсивных алгоритмов и научиться<text:line-break/>применить полученные занятия на практике. <text:line-break/></text:p>
      <text:p text:style-name="P3"><text:tab/>Вариант 6</text:p>
      <text:p text:style-name="P3"/>
      <text:p text:style-name="P3"><text:s text:c="6"/>Задание 5.1 Рекурсивная обработка последовательностей <text:line-break/></text:p>
      <text:p text:style-name="P3">Создать рекурсивный метод, реализующий один из следующих алго<text:line-break/>ритмов обработки последовательности чисел. <text:line-break/></text:p>
      <text:list xml:id="list2887572450113774625" text:style-name="L1">
        <text:list-item>
          <text:p text:style-name="P7">Сумма нечетных чисел от 1 до N</text:p>
        </text:list-item>
      </text:list>
      <text:p text:style-name="P3"/>
      <text:p text:style-name="P3">Задание 5.2 Рекурсивная обработка массивов <text:line-break/></text:p>
      <text:p text:style-name="P3">Создать рекурсивный метод, реализующий один из следующих алгоритмов обработки массива. Массив заполняется случайными образом числами от -256 до +256. <text:line-break/></text:p>
      <text:list xml:id="list6069187850228269461" text:style-name="L2">
        <text:list-item>
          <text:p text:style-name="P8">Минимальный отрицательный элемент массива</text:p>
        </text:list-item>
      </text:list>
      <text:p text:style-name="P3"/>
      <text:p text:style-name="P1"/>
      <text:p text:style-name="P1">Программа </text:p>
      <text:p text:style-name="P1"/>
      <text:p text:style-name="P3"><text:span text:style-name="T1">public</text:span><text:span text:style-name="T2"> </text:span><text:span text:style-name="T1">class</text:span><text:span text:style-name="T2"> </text:span><text:span text:style-name="T3">RecAlg</text:span></text:p>
      <text:p text:style-name="P5"><text:s text:c="4"/>{</text:p>
      <text:p text:style-name="P4"><text:span text:style-name="T2"><text:s text:c="8"/></text:span><text:span text:style-name="T4">//Сумма целых чисел от 1 до N</text:span></text:p>
      <text:p text:style-name="P4"><text:span text:style-name="T2"><text:s text:c="8"/></text:span><text:span text:style-name="T1">public</text:span><text:span text:style-name="T2"> </text:span><text:span text:style-name="T1">int</text:span><text:span text:style-name="T2"> RetSum(</text:span><text:span text:style-name="T1">int</text:span><text:span text:style-name="T2"> N)</text:span></text:p>
      <text:p text:style-name="P5"><text:s text:c="8"/>{</text:p>
      <text:p text:style-name="P4"><text:span text:style-name="T2"><text:s text:c="12"/></text:span><text:span text:style-name="T1">if</text:span><text:span text:style-name="T2"> (N == 1)</text:span></text:p>
      <text:p text:style-name="P4"><text:span text:style-name="T2"><text:s text:c="16"/></text:span><text:span text:style-name="T1">return</text:span><text:span text:style-name="T2"> 1;</text:span></text:p>
      <text:p text:style-name="P5"/>
      <text:p text:style-name="P4"><text:span text:style-name="T2"><text:s text:c="12"/></text:span><text:span text:style-name="T1">if</text:span><text:span text:style-name="T2"> (N % 2 == 1)</text:span></text:p>
      <text:p text:style-name="P5"/>
      <text:p text:style-name="P4"><text:span text:style-name="T2"><text:s text:c="16"/></text:span><text:span text:style-name="T1">return</text:span><text:span text:style-name="T2"> N + RetSum(N - 1);</text:span></text:p>
      <text:p text:style-name="P5"/>
      <text:p text:style-name="P4"><text:span text:style-name="T2"><text:s text:c="12"/></text:span><text:span text:style-name="T1">else</text:span></text:p>
      <text:p text:style-name="P4"><text:span text:style-name="T2"><text:s text:c="16"/></text:span><text:span text:style-name="T1">return</text:span><text:span text:style-name="T2"> RetSum(N - 1);</text:span></text:p>
      <text:p text:style-name="P5"/>
      <text:p text:style-name="P5"/>
      <text:p text:style-name="P5"><text:s text:c="8"/>}</text:p>
      <text:p text:style-name="P4"><text:span text:style-name="T2"><text:s text:c="8"/></text:span><text:span text:style-name="T4">//Минимальный отрицательный элемент массива</text:span></text:p>
      <text:p text:style-name="P4"><text:span text:style-name="T2"><text:s text:c="8"/></text:span><text:span text:style-name="T1">public</text:span><text:span text:style-name="T2"> </text:span><text:span text:style-name="T1">int</text:span><text:span text:style-name="T2"> Massiv(</text:span><text:span text:style-name="T1">int</text:span><text:span text:style-name="T2"> min, </text:span><text:span text:style-name="T1">int</text:span><text:span text:style-name="T2"> [] m, </text:span><text:span text:style-name="T1">int</text:span><text:span text:style-name="T2"> i =0)</text:span></text:p>
      <text:p text:style-name="P5"><text:s text:c="8"/>{</text:p>
      <text:p text:style-name="P5"/>
      <text:p text:style-name="P4"><text:span text:style-name="T2"><text:s text:c="12"/></text:span><text:span text:style-name="T1">if</text:span><text:span text:style-name="T2"> (i &gt;= m.Length)</text:span></text:p>
      <text:p text:style-name="P4"><text:span text:style-name="T2"><text:s text:c="16"/></text:span><text:span text:style-name="T1">return</text:span><text:span text:style-name="T2"> min;</text:span></text:p>
      <text:p text:style-name="P4"><text:span text:style-name="T2"><text:s text:c="12"/></text:span><text:span text:style-name="T1">if</text:span><text:span text:style-name="T2"> (m[i] &lt; 0)</text:span></text:p>
      <text:p text:style-name="P5"><text:s text:c="12"/>{</text:p>
      <text:p text:style-name="P5"/>
      <text:p text:style-name="P4"><text:span text:style-name="T2"><text:s text:c="16"/></text:span><text:span text:style-name="T1">if</text:span><text:span text:style-name="T2"> (m[i] &lt; min) min = m[i]; <text:s text:c="8"/></text:span></text:p>
      <text:p text:style-name="P4"><text:span text:style-name="T2"><text:s text:c="16"/></text:span><text:span text:style-name="T1">return</text:span><text:span text:style-name="T2"> Massiv(min, m, i+1);</text:span></text:p>
      <text:p text:style-name="P5"><text:soft-page-break/><text:s text:c="12"/>}</text:p>
      <text:p text:style-name="P4"><text:span text:style-name="T2"><text:s text:c="12"/></text:span><text:span text:style-name="T1">else</text:span><text:span text:style-name="T2"> </text:span><text:span text:style-name="T1">if</text:span><text:span text:style-name="T2"> (m[i] &gt;= 0 &amp;&amp; i &lt; m.Length - 1) { </text:span><text:span text:style-name="T1">return</text:span><text:span text:style-name="T2"> Massiv(min, m, i + 1); }</text:span></text:p>
      <text:p text:style-name="P4"><text:span text:style-name="T2"><text:s text:c="12"/></text:span><text:span text:style-name="T1">else</text:span><text:span text:style-name="T2"> </text:span><text:span text:style-name="T1">return</text:span><text:span text:style-name="T2"> min;</text:span></text:p>
      <text:p text:style-name="P5"/>
      <text:p text:style-name="P5"><text:s text:c="8"/>}</text:p>
      <text:p text:style-name="P5"><text:s text:c="2"/></text:p>
      <text:p text:style-name="P5"><text:s text:c="4"/>}</text:p>
      <text:p text:style-name="P5"/>
      <text:p text:style-name="P5"/>
      <text:p text:style-name="P10">ТЕСТЫ</text:p>
      <text:p text:style-name="P10"/>
      <text:p text:style-name="P6">[TestFixture]</text:p>
      <text:p text:style-name="P4"><text:span text:style-name="T2"><text:s text:c="4"/></text:span><text:span text:style-name="T1">public</text:span><text:span text:style-name="T2"> </text:span><text:span text:style-name="T1">class</text:span><text:span text:style-name="T2"> </text:span><text:span text:style-name="T3">RecAlgTest</text:span></text:p>
      <text:p text:style-name="P5"><text:s text:c="4"/>{</text:p>
      <text:p text:style-name="P4"><text:span text:style-name="T2"><text:s text:c="8"/></text:span><text:span text:style-name="T4">//проверка суммы нечётных чисел</text:span></text:p>
      <text:p text:style-name="P5"><text:s text:c="8"/>[Test]</text:p>
      <text:p text:style-name="P4"><text:span text:style-name="T2"><text:s text:c="8"/></text:span><text:span text:style-name="T1">public</text:span><text:span text:style-name="T2"> </text:span><text:span text:style-name="T1">void</text:span><text:span text:style-name="T2"> rav()</text:span></text:p>
      <text:p text:style-name="P5"><text:s text:c="8"/>{</text:p>
      <text:p text:style-name="P4"><text:span text:style-name="T2"><text:s text:c="12"/>RecAlg A = </text:span><text:span text:style-name="T1">new</text:span><text:span text:style-name="T2"> RecAlg();</text:span></text:p>
      <text:p text:style-name="P4"><text:span text:style-name="T2"><text:s text:c="12"/></text:span><text:span text:style-name="T1">int</text:span><text:span text:style-name="T2"> expected = 16;</text:span></text:p>
      <text:p text:style-name="P4"><text:span text:style-name="T2"><text:s text:c="12"/></text:span><text:span text:style-name="T1">int</text:span><text:span text:style-name="T2"> actual = A.RetSum(7);</text:span></text:p>
      <text:p text:style-name="P5"><text:s text:c="12"/>Assert.AreEqual(expected, actual);</text:p>
      <text:p text:style-name="P5"><text:s text:c="8"/>}</text:p>
      <text:p text:style-name="P4"><text:span text:style-name="T2"><text:s text:c="8"/></text:span><text:span text:style-name="T4">//проверка на минимальный отрицательный элемент массива </text:span></text:p>
      <text:p text:style-name="P5"><text:s text:c="8"/>[Test]</text:p>
      <text:p text:style-name="P4"><text:span text:style-name="T2"><text:s text:c="8"/></text:span><text:span text:style-name="T1">public</text:span><text:span text:style-name="T2"> </text:span><text:span text:style-name="T1">void</text:span><text:span text:style-name="T2"> prov()</text:span></text:p>
      <text:p text:style-name="P5"><text:s text:c="8"/>{</text:p>
      <text:p text:style-name="P4"><text:span text:style-name="T2"><text:s text:c="12"/>RecAlg a = </text:span><text:span text:style-name="T1">new</text:span><text:span text:style-name="T2"> RecAlg();</text:span></text:p>
      <text:p text:style-name="P4"><text:span text:style-name="T2"><text:s text:c="12"/></text:span><text:span text:style-name="T1">int</text:span><text:span text:style-name="T2">[] m = { -12, -41, 2, 32 };</text:span></text:p>
      <text:p text:style-name="P4"><text:span text:style-name="T2"><text:s text:c="12"/></text:span><text:span text:style-name="T1">int</text:span><text:span text:style-name="T2"> expected = -41;</text:span></text:p>
      <text:p text:style-name="P4"><text:span text:style-name="T2"><text:s text:c="12"/></text:span><text:span text:style-name="T1">int</text:span><text:span text:style-name="T2"> actual = a.Massiv(m.Min(), m);</text:span></text:p>
      <text:p text:style-name="P5"><text:s text:c="12"/>Assert.AreEqual(expected, actual);</text:p>
      <text:p text:style-name="P5"><text:s text:c="8"/>}</text:p>
      <text:p text:style-name="P5"/>
      <text:p text:style-name="P5"><text:s text:c="8"/></text:p>
      <text:p text:style-name="P5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18T16:38:48.03</meta:creation-date>
    <dc:date>2018-11-23T22:23:37.53</dc:date>
    <meta:editing-duration>PT25M24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2" meta:paragraph-count="65" meta:word-count="272" meta:character-count="2178"/>
  </office:meta>
</office:document-meta>
</file>